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39in" fo:margin-bottom="0in" loext:contextual-spacing="false" fo:line-height="137%" style:writing-mode="lr-tb"/>
    </style:style>
    <style:style style:name="P2"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3"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language="sv" fo:country="SE" fo:font-style="normal" style:text-underline-style="none" fo:font-weight="bold" style:font-name-asian="SimSun" style:font-size-asian="13pt" style:language-asian="zh" style:country-asian="CN" style:font-style-asian="normal" style:font-weight-asian="bold" style:font-name-complex="Cambria" style:font-size-complex="13pt" style:language-complex="ar" style:country-complex="SA" style:font-style-complex="normal"/>
    </style:style>
    <style:style style:name="P4"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P5" style:family="paragraph" style:parent-style-name="Standard">
      <style:paragraph-properties fo:margin-top="0.139in" fo:margin-bottom="0in" loext:contextual-spacing="false" fo:line-height="137%" style:writing-mode="lr-tb"/>
      <style:text-properties officeooo:rsid="00093be6" officeooo:paragraph-rsid="000a2e38"/>
    </style:style>
    <style:style style:name="P6" style:family="paragraph" style:parent-style-name="Text_20_body">
      <style:paragraph-properties fo:margin-top="0in" fo:margin-bottom="0.139in" loext:contextual-spacing="false" fo:line-height="137%" style:writing-mode="lr-tb"/>
      <style:text-properties fo:font-variant="normal" fo:text-transform="none" fo:color="#000000" style:text-line-through-style="none" style:text-line-through-type="none" fo:font-size="11pt" fo:language="sv" fo:country="SE" style:text-underline-style="none" style:font-name-asian="SimSun" style:font-size-asian="11pt" style:language-asian="zh" style:country-asian="CN" style:font-name-complex="Times New Roman" style:font-size-complex="11pt" style:language-complex="ar" style:country-complex="SA"/>
    </style:style>
    <style:style style:name="P7" style:family="paragraph" style:parent-style-name="Standard">
      <style:paragraph-properties fo:margin-top="0.139in" fo:margin-bottom="0in" loext:contextual-spacing="false" fo:line-height="137%" style:writing-mode="lr-tb"/>
      <style:text-properties fo:font-variant="normal" fo:text-transform="none" fo:color="#000000" style:text-line-through-style="none" style:text-line-through-type="none" style:font-name="Cambria" fo:font-size="11pt" fo:language="sv" fo:country="SE" fo:font-style="normal" style:text-underline-style="none" fo:font-weight="bold" officeooo:rsid="00093be6" officeooo:paragraph-rsid="000a2e38" style:font-name-asian="SimSun" style:font-size-asian="11pt" style:language-asian="zh" style:country-asian="CN" style:font-style-asian="normal" style:font-weight-asian="bold" style:font-name-complex="Times New Roman" style:font-size-complex="11pt" style:language-complex="ar" style:country-complex="SA"/>
    </style:style>
    <style:style style:name="P8" style:family="paragraph" style:parent-style-name="Standard">
      <style:paragraph-properties fo:margin-top="0.139in" fo:margin-bottom="0in" loext:contextual-spacing="false" fo:line-height="137%" style:writing-mode="lr-tb"/>
      <style:text-properties fo:font-variant="normal" fo:text-transform="none" fo:color="#4f81bd" style:text-line-through-style="none" style:text-line-through-type="none" style:font-name="Cambria" fo:font-size="13pt" fo:font-style="normal" style:text-underline-style="none" fo:font-weight="bold" style:font-size-asian="13pt" style:font-style-asian="normal" style:font-weight-asian="bold" style:font-name-complex="Cambria" style:font-size-complex="13pt"/>
    </style:style>
    <style:style style:name="P9" style:family="paragraph" style:parent-style-name="Heading_20_1" style:list-style-name="" style:master-page-name="Standard">
      <style:paragraph-properties fo:margin-left="0in" fo:margin-right="0in" fo:margin-top="0.3335in" fo:margin-bottom="0in" loext:contextual-spacing="false" fo:text-align="start" style:justify-single-word="false" fo:text-indent="0in" style:auto-text-indent="false" style:page-number="auto"/>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P10" style:family="paragraph" style:parent-style-name="Heading_20_1" style:list-style-name="">
      <style:paragraph-properties fo:margin-left="0in" fo:margin-right="0in" fo:text-align="start" style:justify-single-word="false" fo:text-indent="0in" style:auto-text-indent="false"/>
    </style:style>
    <style:style style:name="P11" style:family="paragraph" style:parent-style-name="Heading_20_1" style:list-style-name="">
      <style:paragraph-properties fo:margin-left="0in" fo:margin-right="0in" fo:text-align="start" style:justify-single-word="false" fo:text-indent="0in" style:auto-text-indent="false"/>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1" style:family="text">
      <style:text-properties fo:font-variant="normal" fo:text-transform="none" fo:color="#366091" style:text-line-through-style="none" style:text-line-through-type="none" style:font-name="Cambria" fo:font-size="14pt" fo:font-style="normal" style:text-underline-style="none" fo:font-weight="bold" style:font-size-asian="14pt" style:font-style-asian="normal" style:font-weight-asian="bold" style:font-name-complex="Cambria"/>
    </style:style>
    <style:style style:name="T2" style:family="text">
      <style:text-properties fo:font-variant="normal" fo:text-transform="none" fo:color="#366091" style:text-line-through-style="none" style:text-line-through-type="none" style:font-name="Cambria" fo:font-size="14pt" fo:font-style="normal" style:text-underline-style="none" fo:font-weight="bold" style:font-name-asian="Cambria" style:font-size-asian="14pt" style:font-style-asian="normal" style:font-weight-asian="bold" style:font-name-complex="Cambria"/>
    </style:style>
    <style:style style:name="T3" style:family="text">
      <style:text-properties fo:font-variant="normal" fo:text-transform="none" fo:color="#4f81bd" style:text-line-through-style="none" style:text-line-through-type="none" style:font-name="Cambria" fo:font-size="14pt" fo:font-style="normal" style:text-underline-style="none" fo:font-weight="bold" style:font-size-asian="14pt" style:font-style-asian="normal" style:font-weight-asian="bold" style:font-name-complex="Cambria" style:font-size-complex="14pt"/>
    </style:style>
    <style:style style:name="T4" style:family="text">
      <style:text-properties fo:font-variant="normal" fo:text-transform="none" fo:color="#4f81bd" style:text-line-through-style="none" style:text-line-through-type="none" style:font-name="Cambria" fo:font-size="14pt" fo:language="sv" fo:country="SE" fo:font-style="normal" style:text-underline-style="none" fo:font-weight="bold" style:font-name-asian="SimSun" style:font-size-asian="14pt" style:language-asian="zh" style:country-asian="CN" style:font-style-asian="normal" style:font-weight-asian="bold" style:font-name-complex="Cambria" style:font-size-complex="14pt" style:language-complex="ar" style:country-complex="SA"/>
    </style:style>
    <style:style style:name="T5"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a2e3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0e7529"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7"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57ca6"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style:style style:name="T8" style:family="text">
      <style:text-properties fo:font-variant="normal" fo:text-transform="none" fo:color="#000000" style:text-line-through-style="none" style:text-line-through-type="none" style:font-name="Cambria" fo:font-size="11pt" fo:language="sv" fo:country="SE" fo:font-style="normal" style:text-underline-style="none" fo:font-weight="normal" officeooo:rsid="0016d148" style:font-name-asian="SimSun" style:font-size-asian="11pt" style:language-asian="zh" style:country-asian="CN" style:font-style-asian="normal"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 text:name="docs-internal-guid-1b45f257-7fff-be77-0d"/>Slutprojekt – dokumentation </text:h>
      <text:h text:style-name="P10" text:outline-level="1"><text:span text:style-name="T1">–</text:span><text:span text:style-name="T2"> </text:span><text:span text:style-name="T1">Linus Jansson 2F</text:span></text:h>
      <text:h text:style-name="P11" text:outline-level="1">1 Utförande</text:h>
      <text:p text:style-name="P7">12 / 01 / 22 – </text:p>
      <text:p text:style-name="P5"><text:span text:style-name="T5"><text:tab/></text:span><text:span text:style-name="T6">Idag så satt jag och jobbade både på frontend och projektplaneringen. Då jag va lite seg i huvudet så blev det lite blandat. Jag la till lite i projektplaneringen för att komma ihåg ideér jag kom på och kollade lite på sökrutor till insipiraton. Funktionerna / ideérna jag kommit på skulle jag kunna implementera tex avancerad sökning. Men jag vill få in kärnkomponenterna först så som att faktiskt göra sökningar i databasen innan jag lägger till avancerad sökning som jag även inte tror är så jobbigt. Kom även på att jag skulle kunna lägga till en funktion så användaren får välja att göra ett konto som ligger i databasen eller om man vill göra ett konto med hjälp av tex discord eller google som man senare loggar in med. Detta gör det mycket lättare för användaren då de egentligen bara behöver klicka på en knapp för att logga in och jag inte behöver lagra lösenord. </text:span><text:span text:style-name="T7">Jag har även lagt till en att göra lista på github så jag senare kommer lättare kunna ha koll på vad som jag kommer behöva göra och vad som jag håller på med </text:span><text:span text:style-name="T8">för bättre koll på projektet.</text:span></text:p>
      <text:p text:style-name="P2">1.1 Ändringar utifrån planeringen</text:p>
      <text:p text:style-name="P1"><text:span text:style-name="T3">2 </text:span><text:span text:style-name="T4">Funktionalitet</text:span></text:p>
      <text:p text:style-name="P4">3 Testning</text:p>
      <text:p text:style-name="P2">3.1 Tester i olika webläsare</text:p>
      <text:p text:style-name="P2">3.2 Validering av koden</text:p>
      <text:p text:style-name="P2">3.2 Test på personer ur målgruppen</text:p>
      <text:p text:style-name="P3">3.3 Övriga tester</text:p>
      <text:p text:style-name="P2">3.4 Ändringar utifrån testresultatet</text:p>
      <text:p text:style-name="P4">4 Lagar och säkerhet</text:p>
      <text:p text:style-name="P2"><text:soft-page-break/>4.1 Upphovsrätt och GDPR</text:p>
      <text:p text:style-name="P6"/>
      <text:p text:style-name="P2">4.3 Säkerhet</text:p>
      <text:p text:style-name="P4">5 Utvärdering </text:p>
      <text:p text:style-name="P2">5.1 Projektplaneringen</text:p>
      <text:p text:style-name="P2">5.2 Möjliga förbättringar</text:p>
      <text:p text:style-name="P4">6 Betyg</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erif"/>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 svg:font-family="'Noto Sans CJK SC'" style:font-pitch="variable"/>
    <style:font-face style:name="SimSun" svg:font-family="SimSun, 宋体"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1"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1"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1" fo:font-family="Cambria" style:font-family-generic="roman" style:font-pitch="variable" fo:font-size="14pt" fo:font-weight="bold" style:font-size-asian="14pt" style:font-weight-asian="bold" style:font-name-complex="Cambria1"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1" fo:font-family="Cambria" style:font-family-generic="roman" style:font-pitch="variable" fo:font-size="13pt" fo:font-weight="bold" style:font-size-asian="13pt" style:font-weight-asian="bold" style:font-name-complex="Cambria1"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1"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1"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2T14:00:51.384044193</dc:date>
    <meta:print-date>1995-11-21T17:41:00</meta:print-date>
    <meta:editing-cycles>50</meta:editing-cycles>
    <meta:editing-duration>PT8H47M50S</meta:editing-duration>
    <meta:generator>LibreOffice/6.4.7.2$Linux_X86_64 LibreOffice_project/40$Build-2</meta:generator>
    <meta:document-statistic meta:table-count="0" meta:image-count="0" meta:object-count="0" meta:page-count="2" meta:paragraph-count="20" meta:word-count="254" meta:character-count="1455" meta:non-whitespace-character-count="1214"/>
  </office:meta>
</office:document-meta>
</file>